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9c9" officeooo:paragraph-rsid="000fa9c9"/>
    </style:style>
    <style:style style:name="P2" style:family="paragraph" style:parent-style-name="Standard">
      <style:text-properties officeooo:rsid="000fa9c9" officeooo:paragraph-rsid="0011860c"/>
    </style:style>
    <style:style style:name="P3" style:family="paragraph" style:parent-style-name="Standard">
      <style:text-properties officeooo:rsid="000fa9c9" officeooo:paragraph-rsid="001222d4"/>
    </style:style>
    <style:style style:name="P4" style:family="paragraph" style:parent-style-name="Standard">
      <style:text-properties officeooo:rsid="000fa9c9" officeooo:paragraph-rsid="0012c22a"/>
    </style:style>
    <style:style style:name="P5" style:family="paragraph" style:parent-style-name="Standard">
      <style:text-properties officeooo:rsid="000fa9c9" officeooo:paragraph-rsid="0014951a"/>
    </style:style>
    <style:style style:name="P6" style:family="paragraph" style:parent-style-name="Standard">
      <style:text-properties officeooo:rsid="000fa9c9" officeooo:paragraph-rsid="001a6a41"/>
    </style:style>
    <style:style style:name="P7" style:family="paragraph" style:parent-style-name="Standard">
      <style:text-properties officeooo:rsid="0011860c" officeooo:paragraph-rsid="0011860c"/>
    </style:style>
    <style:style style:name="P8" style:family="paragraph" style:parent-style-name="Standard">
      <style:text-properties officeooo:rsid="001222d4" officeooo:paragraph-rsid="001222d4"/>
    </style:style>
    <style:style style:name="P9" style:family="paragraph" style:parent-style-name="Standard">
      <style:text-properties officeooo:rsid="0012c22a" officeooo:paragraph-rsid="0012c22a"/>
    </style:style>
    <style:style style:name="P10" style:family="paragraph" style:parent-style-name="Standard">
      <style:text-properties officeooo:rsid="0012c22a" officeooo:paragraph-rsid="0014951a"/>
    </style:style>
    <style:style style:name="P11" style:family="paragraph" style:parent-style-name="Standard">
      <style:text-properties officeooo:rsid="0012c22a" officeooo:paragraph-rsid="001ab216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fa9c9" officeooo:paragraph-rsid="000fa9c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fa9c9" officeooo:paragraph-rsid="0014951a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2c22a" officeooo:paragraph-rsid="0014951a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4951a" officeooo:paragraph-rsid="0014951a" style:font-weight-asian="bold" style:font-weight-complex="bold"/>
    </style:style>
    <style:style style:name="P16" style:family="paragraph" style:parent-style-name="Standard">
      <style:text-properties officeooo:rsid="0014951a" officeooo:paragraph-rsid="0014951a"/>
    </style:style>
    <style:style style:name="P17" style:family="paragraph" style:parent-style-name="Standard">
      <style:text-properties officeooo:rsid="00187d7a" officeooo:paragraph-rsid="00187d7a"/>
    </style:style>
    <style:style style:name="P18" style:family="paragraph" style:parent-style-name="Standard">
      <style:text-properties officeooo:rsid="001ab216" officeooo:paragraph-rsid="001ab216"/>
    </style:style>
    <style:style style:name="P19" style:family="paragraph" style:parent-style-name="Text_20_body">
      <style:text-properties officeooo:rsid="000fa9c9" officeooo:paragraph-rsid="000fa9c9"/>
    </style:style>
    <style:style style:name="P20" style:family="paragraph" style:parent-style-name="Text_20_body">
      <style:text-properties officeooo:rsid="000fa9c9" officeooo:paragraph-rsid="0011860c"/>
    </style:style>
    <style:style style:name="P21" style:family="paragraph" style:parent-style-name="Text_20_body">
      <style:text-properties officeooo:rsid="0011860c" officeooo:paragraph-rsid="0011860c"/>
    </style:style>
    <style:style style:name="P22" style:family="paragraph" style:parent-style-name="Text_20_body">
      <style:text-properties officeooo:rsid="0012c22a" officeooo:paragraph-rsid="0014951a"/>
    </style:style>
    <style:style style:name="P23" style:family="paragraph" style:parent-style-name="Text_20_body">
      <style:text-properties officeooo:paragraph-rsid="0012c22a"/>
    </style:style>
    <style:style style:name="P24" style:family="paragraph" style:parent-style-name="Text_20_body">
      <style:text-properties officeooo:paragraph-rsid="00187d7a"/>
    </style:style>
    <style:style style:name="P25" style:family="paragraph" style:parent-style-name="Text_20_body">
      <style:text-properties officeooo:paragraph-rsid="0014951a"/>
    </style:style>
    <style:style style:name="P26" style:family="paragraph" style:parent-style-name="Text_20_body">
      <style:text-properties officeooo:paragraph-rsid="0019e700"/>
    </style:style>
    <style:style style:name="P27" style:family="paragraph" style:parent-style-name="Text_20_body">
      <style:text-properties officeooo:paragraph-rsid="001a6a41"/>
    </style:style>
    <style:style style:name="T1" style:family="text">
      <style:text-properties officeooo:rsid="000fa9c9"/>
    </style:style>
    <style:style style:name="T2" style:family="text">
      <style:text-properties officeooo:rsid="0011860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222d4"/>
    </style:style>
    <style:style style:name="T6" style:family="text">
      <style:text-properties officeooo:rsid="0012c22a"/>
    </style:style>
    <style:style style:name="T7" style:family="text">
      <style:text-properties officeooo:rsid="0014951a"/>
    </style:style>
    <style:style style:name="T8" style:family="text">
      <style:text-properties officeooo:rsid="0017a27f"/>
    </style:style>
    <style:style style:name="T9" style:family="text">
      <style:text-properties officeooo:rsid="00187d7a"/>
    </style:style>
    <style:style style:name="T10" style:family="text">
      <style:text-properties officeooo:rsid="0019e700"/>
    </style:style>
    <style:style style:name="T11" style:family="text">
      <style:text-properties officeooo:rsid="001a6a41"/>
    </style:style>
    <style:style style:name="T12" style:family="text">
      <style:text-properties officeooo:rsid="001a94d7"/>
    </style:style>
    <style:style style:name="T13" style:family="text">
      <style:text-properties officeooo:rsid="001ab216"/>
    </style:style>
    <style:style style:name="T14" style:family="text">
      <style:text-properties officeooo:rsid="001b130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1 pierwsze spotkanie z fizyką</text:p>
      <text:p text:style-name="P1"/>
      <text:p text:style-name="P1">z.1</text:p>
      <text:p text:style-name="P1">odp. C, D</text:p>
      <text:p text:style-name="P1">wyjaśnienie:</text:p>
      <text:p text:style-name="P19"><text:span text:style-name="Emphasis"><text:span text:style-name="Strong_20_Emphasis">Wielkość fizyczna</text:span></text:span> - cecha substancji, którą można zmierzyć. Podajemy ją razem z jej jednostką (poza kilkoma wyjątkami np. współczynnik tarcia)</text:p>
      <text:p text:style-name="Text_20_body">Deszcz (A, B), mgła (B), chmura(B), rosa(E), grad(F) oraz wiatr(F) nie są wielkościami fizycznymi. One nie są żadną cechą substancji, tylko <text:span text:style-name="Strong_20_Emphasis">zjawiskiem fizycznym</text:span>. Zjawisko fizyczne to proces zachodzący w przyrodzie podczas którego nie powstają nowe substancje. </text:p>
      <text:p text:style-name="P1"/>
      <text:p text:style-name="P1">z.2</text:p>
      <text:p text:style-name="P1">odp. B,E</text:p>
      <text:p text:style-name="P1">wyjaśnienie:</text:p>
      <text:p text:style-name="P1">brak</text:p>
      <text:p text:style-name="P1"/>
      <text:p text:style-name="P1">z.3</text:p>
      <text:p text:style-name="P1">odp.B</text:p>
      <text:p text:style-name="P1">wyjaśnienie:</text:p>
      <text:p text:style-name="P19">Ponieważ doświadczenia oraz pomiary to podstawowe narzędzia badawcze w fizyce, więc należy wykluczyć odpowiedzi A,C,D. </text:p>
      <text:p text:style-name="Text_20_body">Natomiast obliczanie prędkości to w pewnym sensie opracowywanie wyników doświadczenia w celu uzyskania potrzebnego wyniku</text:p>
      <text:p text:style-name="P1"/>
      <text:p text:style-name="P1">z.4</text:p>
      <text:p text:style-name="P1">odp. 1B,2C,3D,4A</text:p>
      <text:p text:style-name="P1">wyjaśnienie:</text:p>
      <text:p text:style-name="P1">brak</text:p>
      <text:p text:style-name="P1"/>
      <text:p text:style-name="P1">z.5</text:p>
      <text:p text:style-name="P1">odp.B</text:p>
      <text:p text:style-name="P1">wyjaśnienie:</text:p>
      <text:p text:style-name="P19">24 cm+25 cm+2<text:span text:style-name="T2">4</text:span>,5 cm=7<text:span text:style-name="T2">3,5</text:span> cm</text:p>
      <text:p text:style-name="P21">73,5cm/3=24,5cm</text:p>
      <text:p text:style-name="P1"/>
      <text:p text:style-name="P1">z.<text:span text:style-name="T2">6</text:span></text:p>
      <text:p text:style-name="P1">odp.</text:p>
      <text:p text:style-name="P7">a. 0,00159km, </text:p>
      <text:p text:style-name="P7">b. 28400mm,</text:p>
      <text:p text:style-name="P7">c. 0,248s,</text:p>
      <text:p text:style-name="P7">d. 42700kg</text:p>
      <text:p text:style-name="P1">wyjaśnienie:</text:p>
      <text:p text:style-name="P7">brak</text:p>
      <text:p text:style-name="P7"/>
      <text:p text:style-name="P1"/>
      <text:p text:style-name="P1"/>
      <text:p text:style-name="P1"/>
      <text:p text:style-name="P1"/>
      <text:p text:style-name="P1"><text:soft-page-break/>z.<text:span text:style-name="T2">7</text:span></text:p>
      <text:p text:style-name="P1">odp. <text:span text:style-name="T2">1A, 2A, 3A, 4A, 5B, 6B, 7B</text:span></text:p>
      <text:p text:style-name="P2">wyjaśnienie:</text:p>
      <text:p text:style-name="P20"><text:span text:style-name="T3">Skutki statyczne</text:span> to takie, które zmieniają kształt ciała i nie mają wpływu na jego prędkość. </text:p>
      <text:p text:style-name="Text_20_body"><text:span text:style-name="T3">Skutki dynamiczne</text:span> to takie, które zmieniają prędkość ciała. Z racji, że prędkość jest wielkością wektorową to zmiana kierunku poruszania się ciała również jest zmianą prędkości, czyli skutkiem dynamicznym. Wtedy zmienia się kierunek lub zwrot wektora prędkości. </text:p>
      <text:p text:style-name="P2"/>
      <text:p text:style-name="P1">z.<text:span text:style-name="T2">8</text:span></text:p>
      <text:p text:style-name="P1">odp. <text:span text:style-name="T5">C</text:span></text:p>
      <text:p text:style-name="P1">wyjaśnienie:</text:p>
      <text:p text:style-name="P8">brak</text:p>
      <text:p text:style-name="P1"/>
      <text:p text:style-name="P1">z.<text:span text:style-name="T2">9</text:span></text:p>
      <text:p text:style-name="P1">odp. <text:span text:style-name="T5">C, F</text:span></text:p>
      <text:p text:style-name="P1">wyjaśnienie:</text:p>
      <text:p text:style-name="P1">C: Siła jest efektem wzajemnego oddziaływania ciał, niezależnie od rodzaju tego oddziaływania (np. grawitacyjnego, elektromagnetycznego, mechanicznego).</text:p>
      <text:p text:style-name="P1">F: Wielkość liczbowa siły to jej wartość (mierzona w niutonach). Do określenia tej wartości wystarczy podać samą wartość liczbową, bez konieczności podawania kierunku, zwrotu czy punktu przyłożenia.</text:p>
      <text:p text:style-name="P1"/>
      <text:p text:style-name="P1">z.<text:span text:style-name="T2">10</text:span></text:p>
      <text:p text:style-name="P1">odp.<text:span text:style-name="T5">D</text:span></text:p>
      <text:p text:style-name="P1">wyjaśnienie:</text:p>
      <text:p text:style-name="P19"><text:span text:style-name="T3">Wartość</text:span> - długość wektora </text:p>
      <text:p text:style-name="Text_20_body"><text:span text:style-name="T3">Kierunek</text:span> - określa nachylenie wektora (pionowy, poziomy itd)</text:p>
      <text:p text:style-name="Text_20_body"><text:span text:style-name="T3">Zwrot</text:span> - określa w którą stronę działa wektor (prawo, lewo, góra, dół)</text:p>
      <text:p text:style-name="Text_20_body"><text:span text:style-name="T3">Punkt przyłożenia</text:span> - punkt na jaki działa wektor</text:p>
      <text:p text:style-name="Text_20_body">Siła F₁ działa w lewo w kierunku poziomym, a siła F₂ w prawo również w kierunku poziomym. Ich punkt przyłożenia jest taki sam, ponieważ początek mają w tym samym punkcie, a wartość różna, ponieważ wektor siły F₁ jest wyraźnie krótszy niż siły F₂.</text:p>
      <text:p text:style-name="P1"/>
      <text:p text:style-name="P1"/>
      <text:p text:style-name="P1">z.<text:span text:style-name="T2">11</text:span></text:p>
      <text:p text:style-name="P1">odp. <text:span text:style-name="T5">C</text:span></text:p>
      <text:p text:style-name="P3">wyjaśnienie:</text:p>
      <text:p text:style-name="P8">brak</text:p>
      <text:p text:style-name="P8"/>
      <text:p text:style-name="P1">z.<text:span text:style-name="T5">12</text:span></text:p>
      <text:p text:style-name="P1">odp. <text:span text:style-name="T6">A,C</text:span></text:p>
      <text:p text:style-name="P1">wyjaśnienie:</text:p>
      <text:p text:style-name="P9">Siła wypadkowa jest taka sama i jest skierowana w tym samym kierunku.</text:p>
      <text:p text:style-name="P1"/>
      <text:p text:style-name="P1"/>
      <text:p text:style-name="P1"/>
      <text:p text:style-name="P1"/>
      <text:p text:style-name="P1"><text:soft-page-break/>z.<text:span text:style-name="T5">13</text:span></text:p>
      <text:p text:style-name="P1">odp. B</text:p>
      <text:p text:style-name="P1">wyjaśnienie:</text:p>
      <text:p text:style-name="P9">brak</text:p>
      <text:p text:style-name="P9"/>
      <text:p text:style-name="P4">z.<text:span text:style-name="T5">1</text:span><text:span text:style-name="T6">4</text:span></text:p>
      <text:p text:style-name="P4">odp. <text:span text:style-name="T6">B, D</text:span></text:p>
      <text:p text:style-name="P4">wyjaśnienie:</text:p>
      <text:p text:style-name="P23"><text:span text:style-name="Strong_20_Emphasis"><text:span text:style-name="T6">B</text:span></text:span><text:span text:style-name="T6">: Kilka sił działających na ciało można zastąpić jedną siłą nazywaną </text:span><text:span text:style-name="Strong_20_Emphasis"><text:span text:style-name="T6">wypadkową</text:span></text:span><text:span text:style-name="T6">. Wypadkowa jest wektorową sumą wszystkich sił działających na ciało i reprezentuje ich łączny efekt.</text:span></text:p>
      <text:p text:style-name="P23"><text:span text:style-name="Strong_20_Emphasis">D</text:span>: Jeśli na ciało działają dwie siły o takich samych wartościach i kierunkach, ale przeciwnych zwrotach, to siły te się równoważą. W rezultacie wypadkowa sił jest zerowa, więc ciało <text:span text:style-name="Strong_20_Emphasis">pozostaje w spoczynku</text:span> zgodnie z pierwszą zasadą dynamiki Newtona.</text:p>
      <text:p text:style-name="P4"/>
      <text:p text:style-name="P12">R2 właściwości i budowa materii</text:p>
      <text:p text:style-name="P12"/>
      <text:p text:style-name="P5">z.<text:span text:style-name="T5">1</text:span></text:p>
      <text:p text:style-name="P5">odp. <text:span text:style-name="T8">1F, 2p, 3,p 4f</text:span></text:p>
      <text:p text:style-name="P5">wyjaśnienie:</text:p>
      <text:p text:style-name="P22"><text:span text:style-name="Strong_20_Emphasis">1. F</text:span> - Atomy nie składają się z cząsteczek; to cząsteczki składają się z atomów.</text:p>
      <text:p text:style-name="Text_20_body"><text:span text:style-name="Strong_20_Emphasis">2. P</text:span> - Dyfuzja to samorzutne rozprzestrzenianie się jednej substancji w drugiej.</text:p>
      <text:p text:style-name="Text_20_body"><text:span text:style-name="Strong_20_Emphasis">3. P</text:span> - Rozprzestrzenianie się zapachów jest przykładem dyfuzji.</text:p>
      <text:p text:style-name="Text_20_body"><text:span text:style-name="Strong_20_Emphasis">4. F</text:span> - Zjawisko dyfuzji zachodzi dzięki chaotycznemu ruchowi cząstek, a nie dzięki łączeniu się atomów.</text:p>
      <text:p text:style-name="P10"/>
      <text:p text:style-name="P10"/>
      <text:p text:style-name="P5">z.<text:span text:style-name="T7">2</text:span></text:p>
      <text:p text:style-name="P5">odp. <text:span text:style-name="T9">B, C</text:span></text:p>
      <text:p text:style-name="P5">wyjaśnienie:</text:p>
      <text:p text:style-name="P25"><text:span text:style-name="Strong_20_Emphasis"><text:span text:style-name="T6"><text:s/></text:span></text:span>Dyfuzja to proces, w którym cząsteczki przemieszczają się spontanicznie z obszaru o większym stężeniu do obszaru o mniejszym stężeniu, prowadząc do równomiernego rozproszenia substancji.</text:p>
      <text:p text:style-name="P24">Napięcie powierzchniowe jest efektem sił przyciągania (kohezji) między cząsteczkami cieczy, które powodują, że powierzchnia cieczy zachowuje się jak sprężysta błona.</text:p>
      <text:p text:style-name="P17"><text:span text:style-name="T4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1">z.</text:span><text:span text:style-name="T5">3</text:span></text:p>
      <text:p text:style-name="P5">odp. <text:span text:style-name="T10">A, </text:span><text:span text:style-name="T11">C</text:span></text:p>
      <text:p text:style-name="P5">wyjaśnienie:</text:p>
      <text:p text:style-name="P5"/>
      <text:p text:style-name="P26"><text:span text:style-name="Strong_20_Emphasis"><text:span text:style-name="T6">Siły Spójności (A):</text:span></text:span><text:span text:style-name="T6"> Utrzymywanie się nartników na powierzchni wody świadczy o istnieniu sił </text:span><text:span text:style-name="Strong_20_Emphasis"><text:span text:style-name="T6">spójności</text:span></text:span><text:span text:style-name="T6"> między cząsteczkami wody. Siły spójności powodują napięcie powierzchniowe, dzięki któremu powierzchnia wody zachowuje się jak sprężysta błona, pozwalając nartnikom na poruszanie się po niej bez zanurzania.</text:span></text:p>
      <text:p text:style-name="P26"><text:span text:style-name="Strong_20_Emphasis">Utrudniają (C):</text:span> Te siły <text:span text:style-name="Strong_20_Emphasis">utrudniają</text:span> tworzenie się baniek mydlanych. Wysokie napięcie powierzchniowe wody, wynikające z sił spójności, sprawia, że trudno jest rozciągnąć powierzchnię wody, co jest niezbędne do utworzenia bańki. Dodanie mydła zmniejsza napięcie powierzchniowe, ułatwiając tym samym tworzenie baniek.</text:p>
      <text:p text:style-name="P10"/>
      <text:p text:style-name="P10"/>
      <text:p text:style-name="P5">z.<text:span text:style-name="T7">4</text:span></text:p>
      <text:p text:style-name="P5">odp. <text:span text:style-name="T11">D</text:span></text:p>
      <text:p text:style-name="P5">wyjaśnienie:</text:p>
      <text:p text:style-name="P10">Zlepienie dwóch gładkich płytek metalowych jest przykładem dyfuzji w ciałach stałych, ponieważ atomy jednego metalu przenikają między atomy drugiego metalu, prowadząc do ich połączenia.</text:p>
      <text:p text:style-name="P10"/>
      <text:p text:style-name="P10">Pozostałe opcje:</text:p>
      <text:p text:style-name="P10">a) Rozchodzenie się zapachu — to przykład dyfuzji w gazach.</text:p>
      <text:p text:style-name="P10">b) Rozpuszczenie się soli w wodzie — to przykład dyfuzji w cieczach.</text:p>
      <text:p text:style-name="P10">c) Zlepienie dwóch szklanych płytek zwilżonych wodą — to wynik działania sił przylegania i napięcia powierzchniowego, a nie dyfuzji w ciałach stałych.</text:p>
      <text:p text:style-name="P10"/>
      <text:p text:style-name="P5">z.<text:span text:style-name="T7">5</text:span></text:p>
      <text:p text:style-name="P5">odp. <text:span text:style-name="T11">D</text:span></text:p>
      <text:p text:style-name="P5">wyjaśnienie:</text:p>
      <text:p text:style-name="P10">Bańki mydlane powstają na skutek <text:span text:style-name="Strong_20_Emphasis">zmniejszenia napięcia powierzchniowego wody przez detergent</text:span>, co umożliwia tworzenie się elastycznych i trwałych błon wodnych.</text:p>
      <text:p text:style-name="P14"/>
      <text:p text:style-name="P5">z.<text:span text:style-name="T7">6</text:span></text:p>
      <text:p text:style-name="P5">odp. B, <text:span text:style-name="T11">D</text:span></text:p>
      <text:p text:style-name="P5">wyjaśnienie:</text:p>
      <text:p text:style-name="P10">brak</text:p>
      <text:p text:style-name="P10"/>
      <text:p text:style-name="P10"/>
      <text:p text:style-name="P5">z.<text:span text:style-name="T7">7</text:span></text:p>
      <text:p text:style-name="P5">odp. <text:span text:style-name="T11">1A, 4C</text:span></text:p>
      <text:p text:style-name="P5">wyjaśnienie:</text:p>
      <text:p text:style-name="P27"><text:span text:style-name="Strong_20_Emphasis"><text:span text:style-name="T6">a)</text:span></text:span><text:span text:style-name="T6"> Ciecze </text:span><text:span text:style-name="Strong_20_Emphasis"><text:span text:style-name="T6">łatwo</text:span></text:span><text:span text:style-name="T6"> zmieniają kształt, ponieważ </text:span><text:span text:style-name="Strong_20_Emphasis"><text:span text:style-name="T6">oddziaływania międzycząsteczkowe w nich są słabe</text:span></text:span><text:span text:style-name="T6">.</text:span></text:p>
      <text:p text:style-name="P27"><text:span text:style-name="Strong_20_Emphasis">b)</text:span> Ciała stałe <text:span text:style-name="Strong_20_Emphasis">trudno</text:span> zmieniają kształt, ponieważ <text:span text:style-name="Strong_20_Emphasis">oddziaływania międzycząsteczkowe w nich są silne</text:span>.</text:p>
      <text:p text:style-name="P10"/>
      <text:p text:style-name="P14"/>
      <text:p text:style-name="P5"/>
      <text:p text:style-name="P5"/>
      <text:p text:style-name="P5"/>
      <text:p text:style-name="P5"><text:soft-page-break/>z.<text:span text:style-name="T7">8</text:span></text:p>
      <text:p text:style-name="P5">odp. <text:span text:style-name="T11">1C, 2B, 3A, 4A</text:span></text:p>
      <text:p text:style-name="P5">wyjaśnienie:</text:p>
      <text:p text:style-name="P10">brak</text:p>
      <text:p text:style-name="P10"/>
      <text:p text:style-name="P10"><text:span text:style-name="T1">z.</text:span><text:span text:style-name="T7">9</text:span></text:p>
      <text:p text:style-name="P5">odp. <text:span text:style-name="T11">A 0,2kg, B 20dag, C 200000mg</text:span></text:p>
      <text:p text:style-name="P6">wyjaśnienie:</text:p>
      <text:p text:style-name="P22"><text:span text:style-name="Strong_20_Emphasis">A.</text:span> Aby zamienić gramy na kilogramy, dzielimy przez 1000:</text:p>
      <text:p text:style-name="P27">200g=1000200​kg=0,2kg</text:p>
      <text:p text:style-name="P27"><text:span text:style-name="Strong_20_Emphasis">B.</text:span> Aby zamienić gramy na dekagramy, dzielimy przez 10:</text:p>
      <text:p text:style-name="P27">200g=10200​dag=20dag</text:p>
      <text:p text:style-name="P27"><text:span text:style-name="Strong_20_Emphasis">C.</text:span> Aby zamienić gramy na miligramy, mnożymy przez 1000:</text:p>
      <text:p text:style-name="Text_20_body">200g=200×1000mg=200000mg</text:p>
      <text:p text:style-name="P10"/>
      <text:p text:style-name="P10"/>
      <text:p text:style-name="P5">z.<text:span text:style-name="T5">1</text:span><text:span text:style-name="T7">0</text:span></text:p>
      <text:p text:style-name="P5">odp. <text:span text:style-name="T12">1F, 2F, 3P, 4F</text:span></text:p>
      <text:p text:style-name="P5">wyjaśnienie:</text:p>
      <text:p text:style-name="P5"/>
      <text:p text:style-name="P25"><text:span text:style-name="Strong_20_Emphasis"><text:span text:style-name="T6">1. </text:span></text:span>Ciężar ciała na biegunie <text:span text:style-name="Strong_20_Emphasis">nie jest taki sam</text:span> jak na równiku. Ze względu na spłaszczenie Ziemi oraz jej ruch obrotowy, przyspieszenie grawitacyjne jest <text:span text:style-name="Strong_20_Emphasis">nieco większe na biegunach</text:span> niż na równiku. To powoduje, że ciężar ciała (który zależy od przyspieszenia grawitacyjnego) jest <text:span text:style-name="Strong_20_Emphasis">większy na biegunach</text:span> niż na równiku.</text:p>
      <text:p text:style-name="Text_20_body"><text:span text:style-name="Strong_20_Emphasis">2. </text:span>Masę wyraża się w <text:span text:style-name="Strong_20_Emphasis">kilogramach (kg)</text:span>, a nie w niutonach. <text:span text:style-name="Strong_20_Emphasis">Niuton (N)</text:span> jest jednostką <text:span text:style-name="Strong_20_Emphasis">siły</text:span>, czyli także ciężaru, ale <text:span text:style-name="Strong_20_Emphasis">nie masy</text:span>.</text:p>
      <text:p text:style-name="Text_20_body"><text:span text:style-name="Strong_20_Emphasis">3. </text:span>Masa danego ciała jest <text:span text:style-name="Strong_20_Emphasis">taka sama</text:span> na Ziemi i na Księżycu. Masa jest miarą ilości materii i <text:span text:style-name="Strong_20_Emphasis">nie zależy od miejsca</text:span>, w którym ciało się znajduje. To ciężar ciała zmienia się w zależności od przyspieszenia grawitacyjnego, ale masa pozostaje stała.</text:p>
      <text:p text:style-name="Text_20_body"><text:span text:style-name="Strong_20_Emphasis">4. </text:span>Na Ziemi masa i ciężar danego ciała <text:span text:style-name="Strong_20_Emphasis">nie są sobie równe</text:span>. Masa jest wyrażana w kilogramach i jest miarą ilości materii, natomiast ciężar to siła grawitacyjna działająca na ciało, wyrażana w niutonach. Ciężar oblicza się jako iloczyn masy i przyspieszenia grawitacyjnego (F=m×g), więc wartości liczbowo <text:span text:style-name="Strong_20_Emphasis">nie są równe</text:span>.</text:p>
      <text:p text:style-name="P10"/>
      <text:p text:style-name="P14"/>
      <text:p text:style-name="P5">z.<text:span text:style-name="T5">1</text:span><text:span text:style-name="T7">1</text:span></text:p>
      <text:p text:style-name="P5">odp. <text:span text:style-name="T13">A</text:span></text:p>
      <text:p text:style-name="P5">wyjaśnienie:</text:p>
      <text:p text:style-name="P10">Największą gęstość ma kulka nr 1. Ze wzoru d=m/v wynika, że im mniejsza jest objętość tym większa jest gęstość.</text:p>
      <text:p text:style-name="P10"/>
      <text:p text:style-name="P10"/>
      <text:p text:style-name="P10"/>
      <text:p text:style-name="P10"/>
      <text:p text:style-name="P10"><text:soft-page-break/><text:span text:style-name="T1">z.</text:span><text:span text:style-name="T5">1</text:span><text:span text:style-name="T7">2</text:span></text:p>
      <text:p text:style-name="P5">odp. <text:span text:style-name="T13">C</text:span></text:p>
      <text:p text:style-name="P5">wyjaśnienie:</text:p>
      <text:p text:style-name="P22"><text:span text:style-name="Strong_20_Emphasis">Przeliczenie metrów sześciennych na decymetry sześcienne:</text:span></text:p>
      <text:p text:style-name="Text_20_body">1 m³ = 10dm×10dm×10dm=1000dm3</text:p>
      <text:p text:style-name="Text_20_body">Zatem:</text:p>
      <text:p text:style-name="Text_20_body">10m3=10×1000dm3=10000dm3</text:p>
      <text:p text:style-name="P10"/>
      <text:p text:style-name="P10"/>
      <text:p text:style-name="P5">z.<text:span text:style-name="T5">13</text:span></text:p>
      <text:p text:style-name="P5">odp. <text:span text:style-name="T13">1A kg, 1B N, 2A kg, 2B N, 3A N, 3B kg</text:span></text:p>
      <text:p text:style-name="P5">wyjaśnienie:</text:p>
      <text:p text:style-name="P18">1kg ~ 10 N</text:p>
      <text:p text:style-name="P14"/>
      <text:p text:style-name="P5">z.<text:span text:style-name="T5">1</text:span><text:span text:style-name="T7">4</text:span></text:p>
      <text:p text:style-name="P5">odp. <text:span text:style-name="T14">A 0,85kg, B 12N, C 5,7N</text:span></text:p>
      <text:p text:style-name="P5">wyjaśnienie:</text:p>
      <text:p text:style-name="P11">85dag = 10085 kg = 0,85kg</text:p>
      <text:p text:style-name="P10">F = 1,2kg × 10m/s2 = 12N</text:p>
      <text:p text:style-name="P10">F= 0,57kg × 10m/s2 = 5,7N</text:p>
      <text:p text:style-name="P13"/>
      <text:p text:style-name="P12"/>
      <text:p text:style-name="P12">R3 hydrostatyka i aerostatyka</text:p>
      <text:p text:style-name="P12"/>
      <text:p text:style-name="P5">z.<text:span text:style-name="T5">1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2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3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4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5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7">6</text:span></text:p>
      <text:p text:style-name="P5"><text:soft-page-break/>odp. B</text:p>
      <text:p text:style-name="P5">wyjaśnienie:</text:p>
      <text:p text:style-name="P10">brak</text:p>
      <text:p text:style-name="P10"/>
      <text:p text:style-name="P10"><text:span text:style-name="T1">z.</text:span><text:span text:style-name="T7">6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7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7">8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7">9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5">1</text:span><text:span text:style-name="T7">0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1</text:span><text:span text:style-name="T7">1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5">1</text:span><text:span text:style-name="T7">2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5">13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1</text:span><text:span text:style-name="T7">4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5">1</text:span><text:span text:style-name="T7">5</text:span></text:p>
      <text:p text:style-name="P5">odp. B</text:p>
      <text:p text:style-name="P5">wyjaśnienie:</text:p>
      <text:p text:style-name="P10"><text:soft-page-break/>brak</text:p>
      <text:p text:style-name="P10"/>
      <text:p text:style-name="P5">z.<text:span text:style-name="T5">1</text:span><text:span text:style-name="T7">6</text:span></text:p>
      <text:p text:style-name="P5">odp. B</text:p>
      <text:p text:style-name="P5">wyjaśnienie:</text:p>
      <text:p text:style-name="P5"/>
      <text:p text:style-name="P5"/>
      <text:p text:style-name="P12">R4 kinematyka</text:p>
      <text:p text:style-name="P12"/>
      <text:p text:style-name="P5">z.<text:span text:style-name="T5">1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2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3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4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5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7">6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7">6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7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7">8</text:span></text:p>
      <text:p text:style-name="P5">odp. B</text:p>
      <text:p text:style-name="P5">wyjaśnienie:</text:p>
      <text:p text:style-name="P10"><text:soft-page-break/>brak</text:p>
      <text:p text:style-name="P10"/>
      <text:p text:style-name="P10"><text:span text:style-name="T1">z.</text:span><text:span text:style-name="T7">9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5">1</text:span><text:span text:style-name="T7">0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1</text:span><text:span text:style-name="T7">1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5">1</text:span><text:span text:style-name="T7">2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5">13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1</text:span><text:span text:style-name="T7">4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5">1</text:span><text:span text:style-name="T7">5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5">1</text:span><text:span text:style-name="T7">6</text:span></text:p>
      <text:p text:style-name="P5">odp. B</text:p>
      <text:p text:style-name="P5">wyjaśnienie:</text:p>
      <text:p text:style-name="P16">brak</text:p>
      <text:p text:style-name="P15"/>
      <text:p text:style-name="P12"/>
      <text:p text:style-name="P12">R5 Dynamika</text:p>
      <text:p text:style-name="P5">z.<text:span text:style-name="T5">1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2</text:span></text:p>
      <text:p text:style-name="P5">odp. B</text:p>
      <text:p text:style-name="P5">wyjaśnienie:</text:p>
      <text:p text:style-name="P10"><text:soft-page-break/>brak</text:p>
      <text:p text:style-name="P14"/>
      <text:p text:style-name="P5">z.<text:span text:style-name="T5">3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4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5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7">6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7">6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7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7">8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7">9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5">1</text:span><text:span text:style-name="T7">0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1</text:span><text:span text:style-name="T7">1</text:span></text:p>
      <text:p text:style-name="P5">odp. B</text:p>
      <text:p text:style-name="P5">wyjaśnienie:</text:p>
      <text:p text:style-name="P10">brak</text:p>
      <text:p text:style-name="P10"/>
      <text:p text:style-name="P10"><text:soft-page-break/><text:span text:style-name="T1">z.</text:span><text:span text:style-name="T5">1</text:span><text:span text:style-name="T7">2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5">13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1</text:span><text:span text:style-name="T7">4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5">1</text:span><text:span text:style-name="T7">5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5">1</text:span><text:span text:style-name="T7">6</text:span></text:p>
      <text:p text:style-name="P5">odp. B</text:p>
      <text:p text:style-name="P5">wyjaśnienie:</text:p>
      <text:p text:style-name="P16">brak</text:p>
      <text:p text:style-name="P13"/>
      <text:p text:style-name="P12">R6 Praca, moc, energia</text:p>
      <text:p text:style-name="P12"/>
      <text:p text:style-name="P5">z.<text:span text:style-name="T5">1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2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3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4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5</text:span></text:p>
      <text:p text:style-name="P5">odp. B</text:p>
      <text:p text:style-name="P5">wyjaśnienie:</text:p>
      <text:p text:style-name="P10">brak</text:p>
      <text:p text:style-name="P14"/>
      <text:p text:style-name="P5"><text:soft-page-break/>z.<text:span text:style-name="T7">6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7">6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7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7">8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7">9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5">1</text:span><text:span text:style-name="T7">0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1</text:span><text:span text:style-name="T7">1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5">1</text:span><text:span text:style-name="T7">2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5">13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1</text:span><text:span text:style-name="T7">4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5">1</text:span><text:span text:style-name="T7">5</text:span></text:p>
      <text:p text:style-name="P5">odp. B</text:p>
      <text:p text:style-name="P5"><text:soft-page-break/>wyjaśnienie:</text:p>
      <text:p text:style-name="P10">brak</text:p>
      <text:p text:style-name="P10"/>
      <text:p text:style-name="P5">z.<text:span text:style-name="T5">1</text:span><text:span text:style-name="T7">6</text:span></text:p>
      <text:p text:style-name="P5">odp. B</text:p>
      <text:p text:style-name="P5">wyjaśnienie:</text:p>
      <text:p text:style-name="P5"><text:span text:style-name="T7">brak</text:span></text:p>
      <text:p text:style-name="P12"/>
      <text:p text:style-name="P12">R7 Termodynamika</text:p>
      <text:p text:style-name="P5">z.<text:span text:style-name="T5">1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2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3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4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5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7">6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7">6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7">7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7">8</text:span></text:p>
      <text:p text:style-name="P5">odp. B</text:p>
      <text:p text:style-name="P5">wyjaśnienie:</text:p>
      <text:p text:style-name="P10"><text:soft-page-break/>brak</text:p>
      <text:p text:style-name="P10"/>
      <text:p text:style-name="P10"><text:span text:style-name="T1">z.</text:span><text:span text:style-name="T7">9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5">1</text:span><text:span text:style-name="T7">0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1</text:span><text:span text:style-name="T7">1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5">1</text:span><text:span text:style-name="T7">2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5">13</text:span></text:p>
      <text:p text:style-name="P5">odp. B</text:p>
      <text:p text:style-name="P5">wyjaśnienie:</text:p>
      <text:p text:style-name="P10">brak</text:p>
      <text:p text:style-name="P14"/>
      <text:p text:style-name="P5">z.<text:span text:style-name="T5">1</text:span><text:span text:style-name="T7">4</text:span></text:p>
      <text:p text:style-name="P5">odp. B</text:p>
      <text:p text:style-name="P5">wyjaśnienie:</text:p>
      <text:p text:style-name="P10">brak</text:p>
      <text:p text:style-name="P10"/>
      <text:p text:style-name="P10"><text:span text:style-name="T1">z.</text:span><text:span text:style-name="T5">1</text:span><text:span text:style-name="T7">5</text:span></text:p>
      <text:p text:style-name="P5">odp. B</text:p>
      <text:p text:style-name="P5">wyjaśnienie:</text:p>
      <text:p text:style-name="P10">brak</text:p>
      <text:p text:style-name="P10"/>
      <text:p text:style-name="P5">z.<text:span text:style-name="T5">1</text:span><text:span text:style-name="T7">6</text:span></text:p>
      <text:p text:style-name="P5">odp. B</text:p>
      <text:p text:style-name="P5">wyjaśnienie:</text:p>
      <text:p text:style-name="P16">bra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6T11:09:05.273771062</meta:creation-date>
    <dc:date>2024-10-26T12:39:58.224804542</dc:date>
    <meta:editing-duration>PT29M2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4" meta:paragraph-count="495" meta:word-count="1490" meta:character-count="9162" meta:non-whitespace-character-count="8144"/>
  </office:meta>
</office:document-meta>
</file>